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apple-system, BlinkMacSystemFont, Roboto, 'Helvetica Neue', sans-serif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3pt" style:font-size-asian="13pt" style:font-size-complex="13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3pt" officeooo:rsid="001106f0" officeooo:paragraph-rsid="001106f0" style:font-size-asian="13pt" style:font-size-complex="13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3pt" officeooo:rsid="001106f0" officeooo:paragraph-rsid="001106f0" style:font-size-asian="13pt" style:font-size-complex="13pt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3pt" officeooo:rsid="001106f0" officeooo:paragraph-rsid="001106f0" style:font-size-asian="13pt" style:font-size-complex="13pt"/>
    </style:style>
    <style:style style:name="P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Liberation Serif" fo:font-size="13pt" style:font-size-asian="13pt" style:font-size-complex="13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Liberation Serif" fo:font-size="13pt" style:font-size-asian="13pt" style:font-size-complex="13pt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variant="normal" fo:text-transform="none" fo:color="#242424" loext:opacity="100%" style:font-name="Segoe UI" fo:font-size="14.3999996185303pt" fo:letter-spacing="normal" fo:font-style="normal" fo:font-weight="bold"/>
    </style:style>
    <style:style style:name="T2" style:family="text">
      <style:text-properties fo:font-variant="normal" fo:text-transform="none" fo:color="#242424" loext:opacity="100%" style:font-name="Segoe UI" fo:font-size="8.39999961853027pt" fo:letter-spacing="normal" fo:font-style="normal" fo:font-weight="normal"/>
    </style:style>
    <style:style style:name="T3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4" style:family="text">
      <style:text-properties fo:font-variant="normal" fo:text-transform="none" fo:color="#242424" loext:opacity="100%" fo:font-size="14.3999996185303pt" fo:letter-spacing="normal" fo:font-style="normal" fo:font-weight="bold"/>
    </style:style>
    <style:style style:name="T5" style:family="text">
      <style:text-properties fo:font-variant="normal" fo:text-transform="none" fo:color="#242424" loext:opacity="100%" fo:letter-spacing="normal" fo:font-style="normal" fo:font-weight="normal"/>
    </style:style>
    <style:style style:name="T6" style:family="text">
      <style:text-properties fo:font-variant="normal" fo:text-transform="none" fo:color="#242424" loext:opacity="100%" fo:letter-spacing="normal" fo:font-style="normal" fo:font-weight="normal" officeooo:rsid="00129f87"/>
    </style:style>
    <style:style style:name="T7" style:family="text">
      <style:text-properties fo:font-variant="normal" fo:text-transform="none" fo:color="#242424" loext:opacity="100%" fo:letter-spacing="normal" fo:font-style="normal" fo:font-weight="bold"/>
    </style:style>
    <style:style style:name="T8" style:family="text">
      <style:text-properties fo:font-variant="normal" fo:text-transform="none" fo:color="#242424" loext:opacity="100%" fo:font-size="15pt" fo:letter-spacing="normal" fo:font-style="normal" fo:font-weight="bold" style:font-size-asian="15pt" style:font-size-complex="15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3pt" style:font-size-asian="13pt" style:font-size-complex="13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Tarefa 4 - Descrição das funções do projeto MVC</text:span> </text:p>
      <text:p text:style-name="P2">Samanta Uchôa Bordallo</text:p>
      <text:p text:style-name="P3"/>
      <text:p text:style-name="P3"/>
      <text:p text:style-name="P3"><text:span text:style-name="T5">Identifique as funções das camadas MVC (Model, View, Contro</text:span><text:span text:style-name="T6">l</text:span><text:span text:style-name="T5">ler)</text:span> </text:p>
      <text:p text:style-name="P3"/>
      <text:p text:style-name="P4">Cada uma das três camadas desempenha funções específicas:</text:p>
      <text:list xml:id="list1212737857" text:style-name="L1">
        <text:list-item>
          <text:p text:style-name="P7"><text:span text:style-name="Strong_20_Emphasis"><text:span text:style-name="T11">Model</text:span></text:span><text:span text:style-name="T11">:</text:span></text:p>
          <text:list>
            <text:list-item>
              <text:p text:style-name="P5">Responsável por representar os dados e a lógica de negócios da aplicação.</text:p>
            </text:list-item>
            <text:list-item>
              <text:p text:style-name="P5">Gerencia o acesso, a manipulação e a validação dos dados.</text:p>
            </text:list-item>
            <text:list-item>
              <text:p text:style-name="P5">Fornece métodos e estruturas para recuperar e atualizar informações.</text:p>
            </text:list-item>
            <text:list-item>
              <text:p text:style-name="P5">Não possui conhecimento sobre a interface do usuário (UI) ou a apresentação.</text:p>
            </text:list-item>
          </text:list>
        </text:list-item>
        <text:list-item>
          <text:p text:style-name="P7"><text:span text:style-name="Strong_20_Emphasis"><text:span text:style-name="T11">View</text:span></text:span><text:span text:style-name="T11">:</text:span></text:p>
          <text:list>
            <text:list-item>
              <text:p text:style-name="P5">Representa a interface do usuário (UI) e a apresentação dos dados ao usuário.</text:p>
            </text:list-item>
            <text:list-item>
              <text:p text:style-name="P5">Exibe informações obtidas do Modelo de forma legível e interativa.</text:p>
            </text:list-item>
            <text:list-item>
              <text:p text:style-name="P5">Não deve conter lógica de negócios; apenas deve exibir os dados de acordo com o estado do Modelo.</text:p>
            </text:list-item>
            <text:list-item>
              <text:p text:style-name="P5">Pode receber entrada do usuário e encaminhá-la ao Controlador.</text:p>
            </text:list-item>
          </text:list>
        </text:list-item>
        <text:list-item>
          <text:p text:style-name="P7"><text:span text:style-name="Strong_20_Emphasis"><text:span text:style-name="T11">Controller</text:span></text:span><text:span text:style-name="T11">:</text:span></text:p>
          <text:list>
            <text:list-item>
              <text:p text:style-name="P5">Recebe entradas do usuário através da View e coordena as ações necessárias.</text:p>
            </text:list-item>
            <text:list-item>
              <text:p text:style-name="P5">Controla a comunicação entre o Modelo e a View, garantindo que as atualizações no Modelo sejam refletidas na View e vice-versa.</text:p>
            </text:list-item>
            <text:list-item>
              <text:p text:style-name="P5">Contém a lógica de negócios da aplicação, tomando decisões e processando dados.</text:p>
            </text:list-item>
            <text:list-item>
              <text:p text:style-name="P6">Atua como um intermediário entre a camada de modelo e a camada de visualização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 (West European)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1T16:24:34.854000000</meta:creation-date>
    <dc:date>2023-10-11T16:33:02.088000000</dc:date>
    <meta:editing-duration>PT8M27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9" meta:word-count="199" meta:character-count="1168" meta:non-whitespace-character-count="1001"/>
  </office:meta>
</office:document-meta>
</file>